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05cm" svg:stroke-color="#0b1728" svg:stroke-opacity="0%" draw:stroke-linejoin="miter" draw:fill="solid" draw:fill-color="#214478" fo:padding-top="0.127cm" fo:padding-bottom="0.127cm" fo:padding-left="0.252cm" fo:padding-right="0.252cm"/>
    </style:style>
    <style:style style:name="gr2" style:family="graphic" style:parent-style-name="standard">
      <style:graphic-properties draw:stroke="solid" svg:stroke-width="0.007cm" svg:stroke-color="#0b1728" svg:stroke-opacity="0%" draw:stroke-linejoin="miter" draw:fill="solid" draw:fill-color="#214478" fo:padding-top="0.128cm" fo:padding-bottom="0.128cm" fo:padding-left="0.253cm" fo:padding-right="0.253cm"/>
    </style:style>
    <style:style style:name="gr3" style:family="graphic" style:parent-style-name="standard">
      <style:graphic-properties draw:stroke="solid" svg:stroke-width="0.007cm" svg:stroke-color="#0b1728" svg:stroke-opacity="0%" draw:stroke-linejoin="miter" draw:fill="solid" draw:fill-color="#2c5aa0" fo:padding-top="0.128cm" fo:padding-bottom="0.128cm" fo:padding-left="0.253cm" fo:padding-right="0.253cm"/>
    </style:style>
    <style:style style:name="gr4" style:family="graphic" style:parent-style-name="standard">
      <style:graphic-properties draw:stroke="none" svg:stroke-width="0.007cm" svg:stroke-opacity="0%" draw:stroke-linejoin="miter" draw:fill="solid" draw:fill-color="#5f8dd3"/>
    </style:style>
    <style:style style:name="gr5" style:family="graphic" style:parent-style-name="standard">
      <style:graphic-properties draw:stroke="none" svg:stroke-width="0.012cm" draw:stroke-linejoin="miter" draw:fill="solid" draw:fill-color="#2c5aa0"/>
    </style:style>
    <style:style style:name="gr6" style:family="graphic" style:parent-style-name="standard">
      <style:graphic-properties draw:stroke="none" svg:stroke-width="0.012cm" draw:stroke-linejoin="miter" draw:fill="solid" draw:fill-color="#214478"/>
    </style:style>
    <style:style style:name="gr7" style:family="graphic" style:parent-style-name="standard">
      <style:graphic-properties draw:stroke="none" svg:stroke-width="0.035cm" draw:stroke-linejoin="miter" draw:fill="solid" draw:fill-color="#000000" draw:opacity="0%"/>
    </style:style>
    <style:style style:name="gr8" style:family="graphic" style:parent-style-name="standard">
      <style:graphic-properties draw:stroke="none" svg:stroke-width="0.003cm" draw:stroke-linejoin="miter" draw:fill="solid" draw:fill-color="#ffffff" draw:opacity="0%"/>
    </style:style>
    <style:style style:name="P1" style:family="paragraph">
      <style:paragraph-properties fo:margin-top="0cm" fo:margin-bottom="0cm"/>
    </style:style>
    <style:style style:name="P2" style:family="paragraph">
      <loext:graphic-properties draw:fill="solid" draw:fill-color="#214478"/>
      <style:text-properties fo:color="#ffffff" style:font-name="Ubuntu Mono"/>
    </style:style>
    <style:style style:name="P3" style:family="paragraph">
      <loext:graphic-properties draw:fill="solid" draw:fill-color="#214478"/>
    </style:style>
    <style:style style:name="P4" style:family="paragraph">
      <loext:graphic-properties draw:fill="solid" draw:fill-color="#2c5aa0"/>
    </style:style>
    <style:style style:name="P5" style:family="paragraph">
      <loext:graphic-properties draw:fill="solid" draw:fill-color="#5f8dd3"/>
    </style:style>
    <style:style style:name="P6" style:family="paragraph">
      <style:paragraph-properties fo:text-align="center"/>
      <style:text-properties fo:color="#000000" style:font-name="Ubuntu Mono"/>
    </style:style>
    <style:style style:name="P7" style:family="paragraph">
      <loext:graphic-properties draw:fill="solid" draw:fill-color="#000000" draw:opacity="0%"/>
      <style:paragraph-properties fo:text-align="center"/>
      <style:text-properties fo:color="#000000" style:font-name="Ubuntu Mono"/>
    </style:style>
    <style:style style:name="P8" style:family="paragraph">
      <loext:graphic-properties draw:fill="solid" draw:fill-color="#ffffff" draw:opacity="0%"/>
    </style:style>
    <style:style style:name="T1" style:family="text">
      <style:text-properties fo:color="#ffffff" style:font-name="Ubuntu Mono"/>
    </style:style>
    <style:style style:name="T2" style:family="text">
      <style:text-properties fo:color="#ffffff" style:font-name="Ubuntu Mono" fo:font-size="15pt" style:font-size-asian="15pt" style:font-size-complex="15pt"/>
    </style:style>
    <style:style style:name="T3" style:family="text">
      <style:text-properties fo:color="#d5e5ff" style:font-name="Ubuntu Mono" fo:font-size="15pt" fo:font-weight="bold" style:font-size-asian="15pt" style:font-weight-asian="bold" style:font-size-complex="15pt" style:font-weight-complex="bold"/>
    </style:style>
    <style:style style:name="T4" style:family="text">
      <style:text-properties fo:color="#ffffff" style:font-name="Ubuntu Mono" fo:font-size="16pt" style:font-size-asian="16pt" style:font-size-complex="16pt"/>
    </style:style>
    <style:style style:name="T5" style:family="text">
      <style:text-properties fo:color="#5f8dd3" fo:background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2" draw:layer="layout" svg:width="11.937cm" svg:height="1.397cm" svg:x="5.08cm" svg:y="6.476cm" svg:viewBox="0 0 11938 1398" draw:points="11938,2 11938,1398 0,1398 736,0">
          <text:p text:style-name="P1"><text:span text:style-name="T1"><text:s text:c="2"/></text:span><text:span text:style-name="T2">expert</text:span><text:span text:style-name="T3">analytics</text:span><text:span text:style-name="T2">.no</text:span></text:p>
          <text:p text:style-name="P1"><text:span text:style-name="T4"/></text:p>
        </draw:polygon>
        <draw:g>
          <draw:polygon draw:style-name="gr2" draw:text-style-name="P3" draw:layer="layout" svg:width="0.599cm" svg:height="1.134cm" svg:x="3.671cm" svg:y="1.912cm" svg:viewBox="0 0 600 1135" draw:points="225,0 600,711 376,1135 0,422">
            <text:p/>
          </draw:polygon>
          <draw:polygon draw:style-name="gr3" draw:text-style-name="P4" draw:layer="layout" svg:width="1.083cm" svg:height="1.196cm" svg:x="2.776cm" svg:y="1.848cm" svg:viewBox="0 0 1084 1197" draw:points="1084,1 452,1197 0,1197 635,0">
            <text:p/>
          </draw:polygon>
          <draw:polygon draw:style-name="gr4" draw:text-style-name="P5" draw:layer="layout" svg:width="0.604cm" svg:height="1.135cm" svg:x="3.348cm" svg:y="2.516cm" svg:viewBox="0 0 605 1136" draw:points="226,0 605,714 377,1136 0,423">
            <text:p/>
          </draw:polygon>
          <draw:polygon draw:style-name="gr4" draw:text-style-name="P5" draw:layer="layout" svg:width="0.507cm" svg:height="0.955cm" svg:x="2.775cm" svg:y="1.436cm" svg:viewBox="0 0 508 956" draw:points="226,0 508,531 282,956 0,423">
            <text:p/>
          </draw:polygon>
          <draw:path draw:style-name="gr5" draw:text-style-name="P4" draw:layer="layout" svg:width="0.393cm" svg:height="0.461cm" svg:x="4.223cm" svg:y="1.843cm" svg:viewBox="0 0 394 462" svg:d="M208 0c60 0 106 18 138 56 33 36 48 93 48 168v28h-315c3 45 18 80 45 104s65 35 114 35c27 0 51-2 71-6s35-9 45-14l10 66c-10 5-27 11-52 16-24 6-52 9-83 9-38 0-72-6-101-17-28-12-52-29-71-49s-34-45-43-72c-9-29-14-59-14-92 0-39 6-73 18-103 12-29 28-53 47-72 20-19 42-34 67-43s50-14 76-14zM314 188c0-37-9-67-29-88-20-22-45-34-78-34-18 0-35 4-50 11s-28 16-38 28c-11 11-19 24-26 39-6 14-10 29-12 44z">
            <text:p/>
          </draw:path>
          <draw:path draw:style-name="gr5" draw:text-style-name="P4" draw:layer="layout" svg:width="0.42cm" svg:height="0.44cm" svg:x="4.687cm" svg:y="1.853cm" svg:viewBox="0 0 421 441" svg:d="M334 441c-7-13-15-27-25-42-8-16-18-30-29-47-10-16-22-32-34-48-11-16-23-31-34-44-11 14-23 29-36 45s-25 32-37 49c-12 15-22 31-32 46-11 15-19 29-26 41h-81c21-38 46-77 76-117 31-41 60-79 89-115l-159-209h89l118 154 110-154h84l-146 204c29 38 57 76 85 117 30 40 55 80 75 120z">
            <text:p/>
          </draw:path>
          <draw:path draw:style-name="gr5" draw:text-style-name="P4" draw:layer="layout" svg:width="0.369cm" svg:height="0.606cm" svg:x="5.201cm" svg:y="1.843cm" svg:viewBox="0 0 370 607" svg:d="M289 231c0-52-12-91-36-119-25-29-56-43-94-43-22 0-39 1-52 3-12 2-21 4-28 7v278c9 8 22 16 39 23s35 11 53 11c21 0 39-5 53-13 16-8 28-19 37-34 10-14 16-31 21-49 5-20 7-42 7-64zM370 231c0 33-5 64-14 93-8 27-20 52-37 72-15 20-35 36-59 47-23 12-49 17-79 17-24 0-44-3-62-8-18-6-31-12-40-19v174h-79v-584c17-5 39-10 65-15 27-5 59-8 94-8 32 0 60 6 86 16 26 11 48 27 67 47 18 20 32 43 42 72s16 61 16 96z">
            <text:p/>
          </draw:path>
          <draw:path draw:style-name="gr5" draw:text-style-name="P4" draw:layer="layout" svg:width="0.393cm" svg:height="0.461cm" svg:x="5.646cm" svg:y="1.843cm" svg:viewBox="0 0 394 462" svg:d="M208 0c60 0 106 18 138 56 33 36 48 93 48 168v28h-315c3 45 18 80 45 104s65 35 114 35c27 0 51-2 71-6s35-9 45-14l10 66c-10 5-27 11-52 16-24 6-52 9-83 9-38 0-72-6-101-17-28-12-52-29-71-49s-34-45-43-72c-9-29-14-59-14-92 0-39 6-73 18-103 12-29 28-53 47-72 20-19 42-34 67-43s50-14 76-14zM314 188c0-37-9-67-29-88-20-22-45-34-78-34-18 0-35 4-50 11s-28 16-38 28c-11 11-19 24-26 39-6 14-10 29-12 44z">
            <text:p/>
          </draw:path>
          <draw:path draw:style-name="gr5" draw:text-style-name="P4" draw:layer="layout" svg:width="0.313cm" svg:height="0.449cm" svg:x="6.184cm" svg:y="1.843cm" svg:viewBox="0 0 314 450" svg:d="M0 450v-417c65-22 130-33 196-33 20 0 39 1 58 3 18 1 38 4 60 9l-14 70c-20-6-38-9-54-11-15-2-32-3-50-3-39 0-78 6-118 17v365z">
            <text:p/>
          </draw:path>
          <draw:path draw:style-name="gr5" draw:text-style-name="P4" draw:layer="layout" svg:width="0.367cm" svg:height="0.587cm" svg:x="6.616cm" svg:y="1.717cm" svg:viewBox="0 0 368 588" svg:d="M171 137h186v65h-186v206c0 22 2 40 5 54 3 13 8 25 15 34 7 8 17 13 29 17 11 3 25 4 41 4 23 0 41-1 56-5 13-4 27-9 39-15l12 66c-9 4-24 9-43 15-19 7-43 10-71 10-33 0-60-4-81-12-21-7-37-19-49-34s-20-33-24-56c-5-23-7-49-7-78v-206h-93v-65h93v-123l78-14z">
            <text:p/>
          </draw:path>
          <draw:path draw:style-name="gr6" draw:text-style-name="P3" draw:layer="layout" svg:width="0.376cm" svg:height="0.467cm" svg:x="4.71cm" svg:y="2.57cm" svg:viewBox="0 0 377 468" svg:d="M196 374c13 0 26 0 38 0 11 0 22-1 31-3v-102c-7-1-17-2-27-3-11-1-21-2-30-2-12 0-24 1-35 3-11 1-21 4-31 8-8 3-15 9-20 16-5 6-7 16-7 27 0 21 7 35 23 44 15 8 35 12 58 12zM186 0c37 0 67 4 91 14 25 7 45 19 60 35 14 16 24 34 31 58 6 22 9 47 9 74v267c-17 3-42 7-76 13-33 5-71 7-113 7-29 0-54-2-78-7-22-6-42-13-59-25-16-12-29-27-37-45-10-20-14-42-14-70 0-26 5-48 15-66 11-17 24-32 41-42 17-11 36-19 59-23 22-5 45-8 69-8 31 0 58 3 81 8v-14c0-22-7-41-21-55-13-16-38-23-72-23-22 0-44 2-65 4-20 4-37 8-49 12l-16-94c14-5 35-9 62-14 26-4 54-6 82-6z">
            <text:p/>
          </draw:path>
          <draw:path draw:style-name="gr6" draw:text-style-name="P3" draw:layer="layout" svg:width="0.358cm" svg:height="0.455cm" svg:x="5.203cm" svg:y="2.572cm" svg:viewBox="0 0 359 456" svg:d="M0 23c21-5 46-10 77-15s65-8 101-8c35 0 65 5 88 15 24 10 42 23 55 42 14 18 24 39 30 65 5 25 8 52 8 82v252h-116v-237c0-41-5-72-15-90s-29-27-58-27c-8 0-18 0-26 0-9 1-17 2-27 3v351h-117z">
            <text:p/>
          </draw:path>
          <draw:path draw:style-name="gr6" draw:text-style-name="P3" draw:layer="layout" svg:width="0.376cm" svg:height="0.467cm" svg:x="5.659cm" svg:y="2.57cm" svg:viewBox="0 0 377 468" svg:d="M196 374c13 0 26 0 38 0 11 0 22-1 31-3v-102c-7-1-17-2-27-3-11-1-21-2-30-2-12 0-24 1-35 3-11 1-21 4-31 8-8 3-15 9-20 16-5 6-7 16-7 27 0 21 7 35 23 44 15 8 35 12 58 12zM186 0c37 0 67 4 91 14 25 7 45 19 60 35 14 16 24 34 31 58 6 22 9 47 9 74v267c-17 3-42 7-76 13-33 5-71 7-113 7-29 0-54-2-78-7-22-6-42-13-59-25-16-12-29-27-37-45-10-20-14-42-14-70 0-26 5-48 15-66 11-17 24-32 41-42 17-11 36-19 59-23 22-5 45-8 69-8 31 0 58 3 81 8v-14c0-22-7-41-21-55-13-16-38-23-72-23-22 0-44 2-65 4-20 4-37 8-49 12l-16-94c14-5 35-9 62-14 26-4 54-6 82-6z">
            <text:p/>
          </draw:path>
          <draw:path draw:style-name="gr6" draw:text-style-name="P3" draw:layer="layout" svg:width="0.409cm" svg:height="0.663cm" svg:x="6.125cm" svg:y="2.375cm" svg:viewBox="0 0 410 664" svg:d="M410 634c-2 1-7 3-14 7-6 3-15 6-25 11-11 3-25 5-40 8-16 2-33 4-53 4-53 0-93-16-117-48-25-32-37-79-37-140v-379h-124v-97h240v485c0 29 6 50 18 61 12 10 28 16 46 16 23 0 43-3 59-9 16-7 26-11 31-13z">
            <text:p/>
          </draw:path>
          <draw:path draw:style-name="gr6" draw:text-style-name="P3" draw:layer="layout" svg:width="0.429cm" svg:height="0.605cm" svg:x="6.584cm" svg:y="2.581cm" svg:viewBox="0 0 430 606" svg:d="M430 0c-12 42-24 83-36 124-11 40-22 79-34 117s-25 76-39 113c-13 36-28 71-44 106-12 26-24 48-36 66-11 18-24 33-39 45-13 12-29 21-47 27-17 5-38 8-61 8-19 0-38-2-54-5s-29-7-40-12l22-98c13 6 24 9 33 11 10 3 21 4 33 4 22 0 41-7 54-23 15-15 25-33 34-54-28-55-56-119-84-191s-53-151-76-238h122c6 23 12 48 19 75s15 53 24 80c8 26 16 53 25 78 10 26 19 49 29 72 6-23 13-46 20-72 7-25 13-52 20-77 6-27 12-54 17-80 7-27 13-52 17-76z">
            <text:p/>
          </draw:path>
          <draw:path draw:style-name="gr6" draw:text-style-name="P3" draw:layer="layout" svg:width="0.413cm" svg:height="0.587cm" svg:x="7.074cm" svg:y="2.45cm" svg:viewBox="0 0 414 588" svg:d="M102 228h-102v-97h102v-112l116-19v131h188v97h-188v180c0 17 2 30 5 40s8 18 14 24c6 5 12 10 21 11 7 2 17 3 27 3 11 0 21 0 29-1 10 0 19-1 27-3 9-2 18-4 27-7s19-8 30-13l16 101c-21 9-45 15-70 19s-49 6-72 6c-27 0-51-2-73-7-20-4-38-13-52-25-15-13-26-31-34-54s-11-54-11-91z">
            <text:p/>
          </draw:path>
          <draw:path draw:style-name="gr6" draw:text-style-name="P3" draw:layer="layout" svg:width="0.409cm" svg:height="0.659cm" svg:x="7.548cm" svg:y="2.378cm" svg:viewBox="0 0 410 660" svg:d="M235 75c0 22-7 41-22 54-14 13-31 20-51 20s-38-7-52-20c-15-13-22-32-22-54 0-23 7-42 22-55 14-14 32-20 52-20s37 6 51 20c15 13 22 32 22 55zM410 630c-24 12-47 20-69 23-21 4-40 7-58 7-30 0-56-5-77-13-20-10-37-22-49-39-13-17-21-37-26-61s-7-52-7-82v-165h-124v-97h240v277c0 26 5 46 15 59s26 20 49 20c10 0 24-2 39-5s33-9 51-18z">
            <text:p/>
          </draw:path>
          <draw:path draw:style-name="gr6" draw:text-style-name="P3" draw:layer="layout" svg:width="0.4cm" svg:height="0.467cm" svg:x="8.03cm" svg:y="2.57cm" svg:viewBox="0 0 401 468" svg:d="M0 235c0-33 5-63 15-91 11-29 26-54 47-75s47-38 79-50c32-13 70-19 114-19 27 0 51 2 73 6 21 3 43 10 65 19l-25 94c-13-4-27-9-43-12s-35-5-59-5c-28 0-51 3-70 10-19 6-34 15-45 27-12 12-19 26-24 42-6 17-8 35-8 54 0 41 11 73 34 97 23 23 63 34 119 34 18 0 37 0 57-3s38-7 55-12l17 96c-17 5-37 11-60 15s-51 6-83 6c-45 0-84-6-117-18s-59-28-81-49c-20-21-36-46-46-74-9-29-14-59-14-92z">
            <text:p/>
          </draw:path>
          <draw:path draw:style-name="gr6" draw:text-style-name="P3" draw:layer="layout" svg:width="0.368cm" svg:height="0.467cm" svg:x="8.514cm" svg:y="2.57cm" svg:viewBox="0 0 369 468" svg:d="M165 369c29 0 51-1 66-5 15-5 23-13 23-26 0-8-3-15-8-21-4-5-11-10-20-14-8-4-18-8-30-12-10-4-22-8-34-11-17-6-34-12-52-17-18-8-34-16-48-27-15-10-27-23-36-38-10-15-15-35-15-59 0-18 4-36 11-53s19-31 34-44c16-14 36-24 60-31s53-11 87-11c28 0 55 2 80 6 26 5 47 11 66 20l-18 99c-11-4-28-9-51-15-22-8-48-12-77-12s-50 4-61 12c-10 6-15 14-15 22 0 7 2 13 7 19 5 5 11 10 19 14 9 5 18 9 28 14 10 3 22 7 34 11 17 6 35 12 53 19s35 16 49 26c15 10 28 24 37 40 10 16 15 36 15 59 0 19-4 36-10 52-8 17-20 32-36 43-16 12-37 22-63 29s-57 10-96 10c-38 0-72-4-99-13s-49-17-65-24l18-97c23 8 45 17 70 24 26 8 51 11 77 11z">
            <text:p/>
          </draw:path>
        </draw:g>
        <draw:polygon draw:style-name="gr7" draw:text-style-name="P7" draw:layer="layout" svg:width="6.218cm" svg:height="2.437cm" svg:x="2.815cm" svg:y="3.646cm" svg:viewBox="0 0 6219 2438" draw:points="3110,2438 0,2438 0,0 6219,0 6219,2438">
          <text:p text:style-name="P6">Full name</text:p>
          <text:p text:style-name="P6"><text:span text:style-name="T5"><text:a xlink:href="mailto:email@xal.no" xlink:type="simple">email@xal.no</text:a></text:span></text:p>
          <text:p text:style-name="P6">+47 987 65 432</text:p>
        </draw:polygon>
        <draw:polygon draw:style-name="gr8" draw:text-style-name="P8" draw:layer="layout" svg:width="4.51cm" svg:height="0.604cm" svg:x="5.779cm" svg:y="5.872cm" svg:viewBox="0 0 4511 605" draw:points="2255,605 0,605 0,0 4511,0 4511,605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625cm" fo:page-height="7.8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1-19T14:17:56.191727612</dc:date>
    <meta:editing-duration>PT6M43S</meta:editing-duration>
    <meta:editing-cycles>1</meta:editing-cycles>
    <meta:document-statistic meta:object-count="23"/>
    <meta:generator>LibreOffice/5.3.1.2$Linux_X86_64 LibreOffice_project/30m0$Build-2</meta:generator>
  </office:meta>
</office:document-meta>
</file>